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c2ae9" officeooo:paragraph-rsid="001c2ae9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c2ae9" officeooo:paragraph-rsid="001c2ae9" style:font-size-asian="16pt" style:font-size-complex="16pt"/>
    </style:style>
    <style:style style:name="P3" style:family="paragraph" style:parent-style-name="Standard">
      <style:text-properties fo:font-size="15pt" officeooo:rsid="001c2ae9" officeooo:paragraph-rsid="001c2ae9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c2ae9" officeooo:paragraph-rsid="001c2ae9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to Preço</text:p>
      <text:p text:style-name="P1">Damares</text:p>
      <text:p text:style-name="P1"><text:s text:c="2"/></text:p>
      <text:p text:style-name="P3"/>
      <text:p text:style-name="P4">Hoje quando penso em desistir Trago a memória a forte cena ali na cruz</text:p>
      <text:p text:style-name="P4">O Teu sangue me justificando Minha alma registrando sua marca, ó meus Jesus</text:p>
      <text:p text:style-name="P4">Embora o alto preço a minha salvação pagou</text:p>
      <text:p text:style-name="P4">Sem santidade não verei seu rosto, ó meu Senhor</text:p>
      <text:p text:style-name="P4">Isso também custa muito caro</text:p>
      <text:p text:style-name="P4">Vale mais do que meu próprio esforço</text:p>
      <text:p text:style-name="P4">Eu Tenho que morrer para as minhas vontades</text:p>
      <text:p text:style-name="P4">Pra poder viver no centro da verdade</text:p>
      <text:p text:style-name="P4">Te obedecer renunciando o mundo</text:p>
      <text:p text:style-name="P4">Com a minha cruz, dizendo não pra mim</text:p>
      <text:p text:style-name="P4">E sim pra Ti, minha luz! Isto tem um preço</text:p>
      <text:p text:style-name="P4">Vou pagando o preço pra te ver, Jesus</text:p>
      <text:p text:style-name="P4"/>
      <text:p text:style-name="P4">Vale a pena me santificar</text:p>
      <text:p text:style-name="P4">Buscando o Teu reino em primeiro lugar</text:p>
      <text:p text:style-name="P4">Guardando sobre tudo o meu coração</text:p>
      <text:p text:style-name="P4">Cada porção de mim está em suas mãos</text:p>
      <text:p text:style-name="P4">Vale a pena me santificar</text:p>
      <text:p text:style-name="P4">Pregar Tua palavra e não religião</text:p>
      <text:p text:style-name="P4">Multiplicar o amor</text:p>
      <text:p text:style-name="P4">Porque o inferno tem a matemática da divisão</text:p>
      <text:p text:style-name="P4">E o Senhor tem da multiplicação</text:p>
      <text:p text:style-name="P4"/>
      <text:p text:style-name="P4">Eu tô pagando, eu tô pagando</text:p>
      <text:p text:style-name="P4">O preço pra morar no céu eu tô pagando</text:p>
      <text:p text:style-name="P4">Eu vou lutando, eu vou chorando</text:p>
      <text:p text:style-name="P4">Cada detalhe o Senhor está somando</text:p>
      <text:p text:style-name="P4">Eu tô pagando, eu tô pagando</text:p>
      <text:p text:style-name="P4">O preço pra morar no céu eu tô pagando</text:p>
      <text:p text:style-name="P4">Eu vou lutando, eu vou chorando</text:p>
      <text:p text:style-name="P4">A santidade tem um preço, eu tô pagando</text:p>
      <text:p text:style-name="P4"/>
      <text:p text:style-name="P4">Tô pagando, tô pagando</text:p>
      <text:p text:style-name="P4">Um alto preço</text:p>
      <text:p text:style-name="P4">Um alto preç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15:31:50.731476498</meta:creation-date>
    <meta:print-date>2016-08-03T15:36:41.400898620</meta:print-date>
    <dc:date>2016-08-03T15:37:36.347776666</dc:date>
    <meta:editing-duration>PT5M45S</meta:editing-duration>
    <meta:editing-cycles>1</meta:editing-cycles>
    <meta:document-statistic meta:table-count="0" meta:image-count="0" meta:object-count="0" meta:page-count="1" meta:paragraph-count="35" meta:word-count="225" meta:character-count="1142" meta:non-whitespace-character-count="949"/>
    <meta:generator>LibreOffice/5.1.4.2$Linux_X86_64 LibreOffice_project/10m0$Build-2</meta:generator>
  </office:meta>
</office:document-meta>
</file>